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7a8" officeooo:paragraph-rsid="000197a8"/>
    </style:style>
    <style:style style:name="P2" style:family="paragraph" style:parent-style-name="Standard">
      <style:text-properties officeooo:rsid="0002d988" officeooo:paragraph-rsid="0002d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an felipe montaño vega</text:p>
      <text:p text:style-name="P1"/>
      <text:p text:style-name="P2">soy un lindo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8:19:12.317831251</meta:creation-date>
    <dc:date>2024-11-13T08:55:35.757735671</dc:date>
    <meta:editing-duration>PT1M15S</meta:editing-duration>
    <meta:editing-cycles>2</meta:editing-cycles>
    <meta:generator>LibreOffice/24.8.2.1$Linux_X86_64 LibreOffice_project/41740883c77b073d14011387305cb18c71aed59b</meta:generator>
    <meta:document-statistic meta:table-count="0" meta:image-count="0" meta:object-count="0" meta:page-count="1" meta:paragraph-count="2" meta:word-count="7" meta:character-count="36" meta:non-whitespace-character-count="31"/>
  </office:meta>
</office:document-meta>
</file>